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9E000000D9F0B7DF3A56E8CDAF.png" manifest:media-type="image/png"/>
  <manifest:file-entry manifest:full-path="Pictures/10000001000000590000005DA29B96B2AAEA2942.png" manifest:media-type="image/png"/>
  <manifest:file-entry manifest:full-path="Pictures/1000000100000248000001B2B5B928BDD4F213D5.png" manifest:media-type="image/png"/>
  <manifest:file-entry manifest:full-path="Pictures/10000001000000CE0000009F65746F28F61C281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 Mono2" svg:font-family="'DejaVu Sans Mono'" style:font-adornments="Book"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solid" draw:fill-color="#92e285" draw:textarea-horizontal-align="justify" draw:textarea-vertical-align="middle" draw:auto-grow-height="false" fo:min-height="7.37cm" fo:min-width="6.167cm"/>
    </style:style>
    <style:style style:name="gr2" style:family="graphic" style:parent-style-name="standard">
      <style:graphic-properties draw:stroke="none" svg:stroke-color="#000000" draw:fill="none" draw:fill-color="#ffffff" draw:textarea-horizontal-align="left" draw:auto-grow-height="true" draw:auto-grow-width="true" fo:min-height="6.961cm" fo:min-width="2.373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1.161cm" fo:min-width="4.743cm"/>
      <style:paragraph-properties style:writing-mode="lr-tb"/>
    </style:style>
    <style:style style:name="gr4" style:family="graphic" style:parent-style-name="standard">
      <style:graphic-properties draw:fill="solid" draw:fill-color="#f09e6f" draw:textarea-horizontal-align="justify" draw:textarea-vertical-align="middle" draw:auto-grow-height="false" fo:min-height="10.545cm" fo:min-width="5.215cm"/>
    </style:style>
    <style:style style:name="gr5" style:family="graphic" style:parent-style-name="standard">
      <style:graphic-properties draw:stroke="none" svg:stroke-color="#000000" draw:fill="none" draw:fill-color="#ffffff" draw:textarea-horizontal-align="left" draw:auto-grow-height="true" draw:auto-grow-width="true" fo:min-height="8.121cm" fo:min-width="2.373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891cm" fo:min-width="0cm"/>
      <style:paragraph-properties style:writing-mode="lr-tb"/>
    </style:style>
    <style:style style:name="gr7" style:family="graphic" style:parent-style-name="objectwithoutfill">
      <style:graphic-properties draw:fill="none" draw:textarea-vertical-align="middle"/>
    </style:style>
    <style:style style:name="gr8" style:family="graphic" style:parent-style-name="standard">
      <style:graphic-properties draw:fill="solid" draw:fill-color="#e9b913" draw:textarea-horizontal-align="justify" draw:textarea-vertical-align="middle" draw:auto-grow-height="false" fo:min-height="4.831cm" fo:min-width="3.945cm"/>
    </style:style>
    <style:style style:name="gr9" style:family="graphic" style:parent-style-name="standard">
      <style:graphic-properties draw:stroke="none" svg:stroke-color="#000000" draw:fill="solid" draw:fill-color="#e9b913" draw:textarea-horizontal-align="left" draw:auto-grow-height="true" draw:auto-grow-width="true" fo:min-height="4.061cm" fo:min-width="2.373cm"/>
      <style:paragraph-properties style:writing-mode="lr-tb"/>
    </style:style>
    <style:style style:name="gr10" style:family="graphic" style:parent-style-name="standard">
      <style:graphic-properties draw:stroke="none" svg:stroke-color="#000000" draw:fill="solid" draw:fill-color="#e9b913" draw:textarea-horizontal-align="left" draw:auto-grow-height="true" draw:auto-grow-width="false" fo:min-height="0.891cm" fo:min-width="0cm"/>
      <style:paragraph-properties style:writing-mode="lr-tb"/>
    </style:style>
    <style:style style:name="gr11" style:family="graphic" style:parent-style-name="objectwithoutfill">
      <style:graphic-properties draw:fill="solid" draw:fill-color="#e9b913" draw:textarea-vertical-align="middle"/>
    </style:style>
    <style:style style:name="gr12" style:family="graphic" style:parent-style-name="standard">
      <style:graphic-properties draw:fill="solid" draw:fill-color="#e9b913" draw:textarea-horizontal-align="justify" draw:textarea-vertical-align="middle" draw:auto-grow-height="false" fo:min-height="4.831cm" fo:min-width="4.299cm"/>
    </style:style>
    <style:style style:name="gr13" style:family="graphic" style:parent-style-name="standard">
      <style:graphic-properties draw:marker-start="Circle" draw:marker-start-width="0.3cm" draw:marker-end="" draw:marker-end-width="0.3cm" draw:textarea-vertical-align="middle"/>
    </style:style>
    <style:style style:name="gr14" style:family="graphic" style:parent-style-name="objectwithoutfill">
      <style:graphic-properties svg:stroke-color="#000000" draw:fill="none" draw:textarea-vertical-align="middle"/>
    </style:style>
    <style:style style:name="gr15" style:family="graphic" style:parent-style-name="objectwithoutfill">
      <style:graphic-properties svg:stroke-color="#000000" draw:marker-start="Arrow_20_large" draw:marker-end=""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581cm" fo:min-width="1.78cm"/>
      <style:paragraph-properties style:writing-mode="lr-tb"/>
    </style:style>
    <style:style style:name="gr17" style:family="graphic" style:parent-style-name="standard">
      <style:graphic-properties draw:stroke="dash" draw:stroke-dash="Dot" svg:stroke-width="0cm" svg:stroke-color="#000000" draw:marker-start="Arrow_20_large" draw:marker-start-width="0.203cm" draw:marker-start-center="false" draw:marker-end="Arrow_20_large" draw:marker-end-width="0.203cm" draw:marker-end-center="false" svg:stroke-opacity="100%" draw:stroke-linejoin="round" svg:stroke-linecap="butt" draw:fill="solid" draw:fill-color="#ffa5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8" style:family="graphic" style:parent-style-name="standard">
      <style:graphic-properties draw:stroke="dash" draw:stroke-dash="Dot" dr3d:vertical-segments="16" dr3d:close-front="true" dr3d:close-back="true"/>
    </style:style>
    <style:style style:name="gr19" style:family="graphic" style:parent-style-name="standard">
      <style:graphic-properties draw:stroke="solid" svg:stroke-color="#000000" draw:fill="solid" draw:fill-color="#f2cbf8" draw:textarea-horizontal-align="left" draw:auto-grow-height="true" draw:auto-grow-width="false" fo:min-height="5.221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581cm" fo:min-width="1.187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0.581cm" fo:min-width="0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161cm" fo:min-width="1.78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161cm" fo:min-width="1.187cm"/>
      <style:paragraph-properties style:writing-mode="lr-tb"/>
    </style:style>
    <style:style style:name="gr24" style:family="graphic" style:parent-style-name="objectwithoutfill">
      <style:graphic-properties draw:marker-end="Arrowheads_20_2" draw:marker-end-width="0.3cm"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1.161cm" fo:min-width="1.484cm"/>
      <style:paragraph-properties style:writing-mode="lr-tb"/>
    </style:style>
    <style:style style:name="gr26" style:family="graphic" style:parent-style-name="standard">
      <style:graphic-properties draw:stroke="dash" draw:stroke-dash="Long_20_Dash" svg:stroke-width="0.102cm" svg:stroke-color="#00a0fc" draw:marker-start-width="0.356cm" draw:marker-end-width="0.356cm" draw:fill="none" draw:textarea-horizontal-align="justify" draw:textarea-vertical-align="middle" draw:auto-grow-height="false" fo:min-height="15.84cm" fo:min-width="4.478cm" fo:padding-top="0.176cm" fo:padding-bottom="0.176cm" fo:padding-left="0.301cm" fo:padding-right="0.301cm"/>
    </style:style>
    <style:style style:name="gr27" style:family="graphic" style:parent-style-name="standard">
      <style:graphic-properties draw:stroke="none" svg:stroke-color="#000000" draw:fill="none" draw:fill-color="#ffffff" draw:textarea-horizontal-align="left" draw:auto-grow-height="true" draw:auto-grow-width="false" fo:min-height="1.741cm" fo:min-width="0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1.161cm" fo:min-width="0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30" style:family="graphic" style:parent-style-name="objectwithoutfill">
      <style:graphic-properties svg:stroke-width="0.102cm" svg:stroke-color="#dc0000" draw:marker-start-width="0.66cm" draw:marker-end="Concave" draw:marker-end-width="0.457cm" draw:fill="none" draw:textarea-vertical-align="middle" fo:padding-top="0.175cm" fo:padding-bottom="0.175cm" fo:padding-left="0.3cm" fo:padding-right="0.3cm"/>
    </style:style>
    <style:style style:name="gr31" style:family="graphic" style:parent-style-name="standard">
      <style:graphic-properties draw:stroke="none" svg:stroke-color="#000000" draw:fill="none" draw:fill-color="#ffffff" draw:textarea-horizontal-align="left" draw:auto-grow-height="true" draw:auto-grow-width="false" fo:min-height="1.717cm" fo:min-width="0cm"/>
      <style:paragraph-properties style:writing-mode="lr-tb"/>
    </style:style>
    <style:style style:name="gr32" style:family="graphic" style:parent-style-name="objectwithoutfill">
      <style:graphic-properties draw:marker-end="Arrowheads_20_3" draw:marker-end-width="0.3cm" draw:fill="none" draw:textarea-vertical-align="middle"/>
    </style:style>
    <style:style style:name="gr33" style:family="graphic" style:parent-style-name="objectwithoutfill">
      <style:graphic-properties draw:marker-end="Arrowheads_20_5" draw:marker-end-width="0.3cm" draw:fill="none" draw:textarea-vertical-align="middle"/>
    </style:style>
    <style:style style:name="gr3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marker-start="Arrow" draw:marker-start-width="0.3cm" draw:marker-end="Arrow" draw:marker-end-width="0.3cm"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false" fo:min-height="0.899cm" fo:min-width="0cm"/>
      <style:paragraph-properties style:writing-mode="lr-tb"/>
    </style:style>
    <style:style style:name="gr37" style:family="graphic" style:parent-style-name="standard">
      <style:graphic-properties draw:stroke="none" draw:textarea-horizontal-align="justify" draw:textarea-vertical-align="middle" draw:auto-grow-height="false" fo:min-height="0.874cm" fo:min-width="0.847cm"/>
      <style:paragraph-properties style:writing-mode="lr-tb"/>
    </style:style>
    <style:style style:name="gr38" style:family="graphic" style:parent-style-name="standard">
      <style:graphic-properties draw:stroke="none" draw:fill="solid" draw:fill-color="#b0c4de" draw:textarea-horizontal-align="justify" draw:textarea-vertical-align="middle" draw:auto-grow-height="false" fo:min-height="0.874cm" fo:min-width="0.847cm"/>
      <style:paragraph-properties style:writing-mode="lr-tb"/>
    </style:style>
    <style:style style:name="gr39" style:family="graphic" style:parent-style-name="standard">
      <style:graphic-properties draw:stroke="none" draw:fill="solid" draw:fill-color="#b0e0e6" draw:textarea-horizontal-align="justify" draw:textarea-vertical-align="middle" draw:auto-grow-height="false" fo:min-height="0.874cm" fo:min-width="0.847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1" style:family="graphic" style:parent-style-name="standard">
      <style:graphic-properties draw:stroke="none" draw:fill="solid" draw:fill-color="#00ffff" draw:textarea-horizontal-align="justify" draw:textarea-vertical-align="middle" draw:auto-grow-height="false" fo:min-height="0.987cm" fo:min-width="2.196cm" fo:wrap-option="wrap"/>
    </style:style>
    <style:style style:name="gr42" style:family="graphic" style:parent-style-name="standard">
      <style:graphic-properties draw:stroke="none" svg:stroke-color="#000000" draw:fill="none" draw:fill-color="#ffffff" draw:textarea-horizontal-align="left" draw:auto-grow-height="true" draw:auto-grow-width="false" fo:min-height="0.545cm" fo:min-width="2.354cm"/>
      <style:paragraph-properties style:writing-mode="lr-tb"/>
    </style:style>
    <style:style style:name="gr43" style:family="graphic" style:parent-style-name="standard">
      <style:graphic-properties draw:stroke="dash" draw:stroke-dash="Long_20_Dash" draw:fill="none" draw:textarea-horizontal-align="justify" draw:textarea-vertical-align="middle" draw:auto-grow-height="false" fo:min-height="9.275cm" fo:min-width="10.613cm"/>
    </style:style>
    <style:style style:name="gr44" style:family="graphic" style:parent-style-name="standard">
      <style:graphic-properties draw:stroke="dash" draw:stroke-dash="Dash" draw:fill="none" draw:textarea-horizontal-align="justify" draw:textarea-vertical-align="middle" draw:auto-grow-height="false" fo:min-height="7.99cm" fo:min-width="5.517cm" fo:wrap-option="wrap"/>
    </style:style>
    <style:style style:name="gr45" style:family="graphic" style:parent-style-name="standard">
      <style:graphic-properties draw:stroke="none" svg:stroke-color="#000000" draw:fill="none" draw:fill-color="#ffffff" draw:textarea-horizontal-align="left" draw:auto-grow-height="true" draw:auto-grow-width="false" fo:min-height="0.067cm" fo:min-width="0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false" fo:min-height="0.73cm" fo:min-width="0cm"/>
      <style:paragraph-properties style:writing-mode="lr-tb"/>
    </style:style>
    <style:style style:name="gr47" style:family="graphic" style:parent-style-name="standard">
      <style:graphic-properties draw:stroke="dash" draw:stroke-dash="Long_20_Dash" svg:stroke-color="#000080" draw:marker-start="Arrow_20_short" draw:marker-start-width="0.3cm" draw:marker-end="" draw:marker-end-width="0.3cm" draw:textarea-vertical-align="middle"/>
    </style:style>
    <style:style style:name="P1" style:family="paragraph">
      <loext:graphic-properties draw:fill="solid" draw:fill-color="#92e285"/>
      <style:paragraph-properties fo:text-align="center"/>
    </style:style>
    <style:style style:name="P2" style:family="paragraph">
      <loext:graphic-properties draw:fill="none" draw:fill-color="#ffffff"/>
      <style:paragraph-properties style:writing-mode="lr-tb"/>
    </style:style>
    <style:style style:name="P3" style:family="paragraph">
      <loext:graphic-properties draw:fill="solid" draw:fill-color="#f09e6f"/>
      <style:paragraph-properties fo:text-align="center"/>
    </style:style>
    <style:style style:name="P4" style:family="paragraph">
      <loext:graphic-properties draw:fill="none"/>
      <style:paragraph-properties fo:text-align="center"/>
    </style:style>
    <style:style style:name="P5" style:family="paragraph">
      <loext:graphic-properties draw:fill="solid" draw:fill-color="#e9b913"/>
      <style:paragraph-properties fo:text-align="center"/>
    </style:style>
    <style:style style:name="P6" style:family="paragraph">
      <loext:graphic-properties draw:fill="solid" draw:fill-color="#e9b913"/>
      <style:paragraph-properties style:writing-mode="lr-tb"/>
    </style:style>
    <style:style style:name="P7" style:family="paragraph">
      <style:paragraph-properties fo:text-align="center"/>
    </style:style>
    <style:style style:name="P8" style:family="paragraph">
      <loext:graphic-properties draw:fill="solid" draw:fill-color="#f2cbf8"/>
      <style:paragraph-properties style:writing-mode="lr-tb"/>
    </style:style>
    <style:style style:name="P9" style:family="paragraph">
      <style:paragraph-properties fo:margin-left="0cm" fo:margin-right="0cm" fo:text-indent="0cm"/>
    </style:style>
    <style:style style:name="P10" style:family="paragraph">
      <loext:graphic-properties draw:fill="none" draw:fill-color="#ffffff"/>
      <style:paragraph-properties fo:margin-left="0cm" fo:margin-right="0cm" fo:text-indent="0cm" style:writing-mode="lr-tb"/>
    </style:style>
    <style:style style:name="P11" style:family="paragraph">
      <loext:graphic-properties draw:fill="none"/>
      <style:paragraph-properties fo:margin-left="0cm" fo:margin-right="0cm" fo:text-align="center" fo:text-indent="0cm"/>
    </style:style>
    <style:style style:name="P12" style:family="paragraph">
      <style:paragraph-properties fo:margin-left="0cm" fo:margin-right="0cm" fo:text-align="center" fo:text-indent="0cm"/>
    </style:style>
    <style:style style:name="P13" style:family="paragraph">
      <loext:graphic-properties draw:fill="none" draw:fill-color="#ffffff"/>
      <style:paragraph-properties style:writing-mode="lr-tb"/>
      <style:text-properties fo:font-size="10pt"/>
    </style:style>
    <style:style style:name="P14" style:family="paragraph">
      <loext:graphic-properties draw:fill="none" draw:fill-color="#ffffff"/>
    </style:style>
    <style:style style:name="P15" style:family="paragraph">
      <loext:graphic-properties draw:fill="solid" draw:fill-color="#b0c4de"/>
      <style:paragraph-properties fo:text-align="center"/>
    </style:style>
    <style:style style:name="P16" style:family="paragraph">
      <loext:graphic-properties draw:fill="solid" draw:fill-color="#b0e0e6"/>
      <style:paragraph-properties fo:text-align="center"/>
    </style:style>
    <style:style style:name="P17" style:family="paragraph">
      <loext:graphic-properties draw:fill="solid" draw:fill-color="#00ffff"/>
      <style:paragraph-properties fo:text-align="center"/>
    </style:style>
    <style:style style:name="T1" style:family="text">
      <style:text-properties fo:font-style="italic"/>
    </style:style>
    <style:style style:name="T2" style:family="text">
      <style:text-properties fo:font-size="10pt"/>
    </style:style>
    <style:style style:name="T3" style:family="text">
      <style:text-properties fo:font-size="10pt" style:font-weight-asian="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667cm" svg:height="7.62cm" svg:x="1.97cm" svg:y="3.299cm">
          <text:p/>
          <draw:enhanced-geometry svg:viewBox="0 0 21600 21600" draw:type="rectangle" draw:enhanced-path="M 0 0 L 21600 0 21600 21600 0 21600 0 0 Z N"/>
        </draw:custom-shape>
        <draw:frame draw:style-name="gr2" draw:text-style-name="P2" draw:layer="layout" svg:width="2.873cm" svg:height="7.211cm" svg:x="2.605cm" svg:y="3.617cm">
          <draw:text-box>
            <text:p>/bin</text:p>
            <text:p>/sbin</text:p>
            <text:p>/include</text:p>
            <text:p>/lib</text:p>
            <text:p>..</text:p>
            <text:p>/disk </text:p>
            <text:p/>
            <text:p>..</text:p>
            <text:p/>
            <text:p>/mnt</text:p>
            <text:p>..</text:p>
            <text:p>/ovr</text:p>
          </draw:text-box>
        </draw:frame>
        <draw:frame draw:style-name="gr3" draw:text-style-name="P2" draw:layer="layout" svg:width="5.243cm" svg:height="1.411cm" svg:x="2.687cm" svg:y="1.952cm">
          <draw:text-box>
            <text:p>Bootstrap Image</text:p>
            <text:p>(rootfs.cramfs) </text:p>
          </draw:text-box>
        </draw:frame>
        <draw:custom-shape draw:style-name="gr4" draw:text-style-name="P3" draw:layer="layout" svg:width="5.715cm" svg:height="10.795cm" svg:x="6.732cm" svg:y="11.237cm">
          <text:p/>
          <draw:enhanced-geometry svg:viewBox="0 0 21600 21600" draw:type="rectangle" draw:enhanced-path="M 0 0 L 21600 0 21600 21600 0 21600 0 0 Z N"/>
        </draw:custom-shape>
        <draw:frame draw:style-name="gr5" draw:text-style-name="P2" draw:layer="layout" svg:width="2.873cm" svg:height="8.371cm" svg:x="7.885cm" svg:y="12.09cm">
          <draw:text-box>
            <text:p><text:s/><text:s/><text:s/><text:s/><text:s/><text:s/><text:s/><text:s/></text:p>
            <text:p/>
            <text:p/>
            <text:p/>
            <text:p/>
            <text:p/>
            <text:p/>
            <text:p/>
            <text:p/>
            <text:p/>
            <text:p>/up</text:p>
            <text:p/>
            <text:p/>
            <text:p>/work</text:p>
          </draw:text-box>
        </draw:frame>
        <draw:frame draw:style-name="gr6" draw:text-style-name="P2" draw:layer="layout" svg:width="0.798cm" svg:height="1.141cm" svg:x="6.887cm" svg:y="11.366cm">
          <draw:text-box>
            <text:p>/</text:p>
          </draw:text-box>
        </draw:frame>
        <draw:line draw:style-name="gr7" draw:text-style-name="P4" draw:layer="layout" svg:x1="7.367cm" svg:y1="11.872cm" svg:x2="7.367cm" svg:y2="19.809cm">
          <text:p/>
        </draw:line>
        <draw:line draw:style-name="gr7" draw:text-style-name="P4" draw:layer="layout" svg:x1="7.367cm" svg:y1="18.112cm" svg:x2="8.002cm" svg:y2="18.112cm">
          <text:p/>
        </draw:line>
        <draw:line draw:style-name="gr7" draw:text-style-name="P4" draw:layer="layout" svg:x1="7.367cm" svg:y1="19.809cm" svg:x2="8.002cm" svg:y2="19.809cm">
          <text:p/>
        </draw:line>
        <draw:custom-shape draw:style-name="gr8" draw:text-style-name="P5" draw:layer="layout" svg:width="4.445cm" svg:height="5.081cm" svg:x="9.626cm" svg:y="4.886cm">
          <text:p/>
          <draw:enhanced-geometry svg:viewBox="0 0 21600 21600" draw:type="rectangle" draw:enhanced-path="M 0 0 L 21600 0 21600 21600 0 21600 0 0 Z N"/>
        </draw:custom-shape>
        <draw:frame draw:style-name="gr9" draw:text-style-name="P6" draw:layer="layout" svg:width="2.873cm" svg:height="4.311cm" svg:x="10.779cm" svg:y="5.523cm">
          <draw:text-box>
            <text:p>/bin</text:p>
            <text:p>/sbin</text:p>
            <text:p>/include</text:p>
            <text:p><text:span text:style-name="T1">/</text:span><text:span text:style-name="T1">u</text:span><text:span text:style-name="T1">s</text:span><text:span text:style-name="T1">r</text:span></text:p>
            <text:p><text:span text:style-name="T1">.</text:span><text:span text:style-name="T1">.</text:span><text:span text:style-name="T1">.</text:span></text:p>
            <text:p>/lib</text:p>
            <text:p>/lib64</text:p>
          </draw:text-box>
        </draw:frame>
        <draw:frame draw:style-name="gr10" draw:text-style-name="P6" draw:layer="layout" svg:width="0.798cm" svg:height="1.141cm" svg:x="9.781cm" svg:y="5.016cm">
          <draw:text-box>
            <text:p>/</text:p>
          </draw:text-box>
        </draw:frame>
        <draw:line draw:style-name="gr11" draw:text-style-name="P5" draw:layer="layout" svg:x1="10.261cm" svg:y1="5.522cm" svg:x2="10.261cm" svg:y2="9.65cm">
          <text:p/>
        </draw:line>
        <draw:line draw:style-name="gr11" draw:text-style-name="P5" draw:layer="layout" svg:x1="10.261cm" svg:y1="5.84cm" svg:x2="10.896cm" svg:y2="5.84cm">
          <text:p/>
        </draw:line>
        <draw:line draw:style-name="gr11" draw:text-style-name="P5" draw:layer="layout" svg:x1="10.261cm" svg:y1="6.445cm" svg:x2="10.896cm" svg:y2="6.445cm">
          <text:p/>
        </draw:line>
        <draw:line draw:style-name="gr11" draw:text-style-name="P5" draw:layer="layout" svg:x1="10.262cm" svg:y1="7.045cm" svg:x2="10.897cm" svg:y2="7.045cm">
          <text:p/>
        </draw:line>
        <draw:line draw:style-name="gr11" draw:text-style-name="P5" draw:layer="layout" svg:x1="10.263cm" svg:y1="7.645cm" svg:x2="10.898cm" svg:y2="7.645cm">
          <text:p/>
        </draw:line>
        <draw:line draw:style-name="gr11" draw:text-style-name="P5" draw:layer="layout" svg:x1="10.264cm" svg:y1="8.845cm" svg:x2="10.899cm" svg:y2="8.845cm">
          <text:p/>
        </draw:line>
        <draw:line draw:style-name="gr11" draw:text-style-name="P5" draw:layer="layout" svg:x1="10.265cm" svg:y1="9.445cm" svg:x2="10.9cm" svg:y2="9.445cm">
          <text:p/>
        </draw:line>
        <draw:custom-shape draw:style-name="gr12" draw:text-style-name="P5" xml:id="id4" draw:id="id4" draw:layer="layout" svg:width="4.799cm" svg:height="5.081cm" svg:x="9.59cm" svg:y="4.887cm">
          <text:p/>
          <draw:enhanced-geometry svg:viewBox="0 0 21600 21600" draw:type="rectangle" draw:enhanced-path="M 0 0 L 21600 0 21600 21600 0 21600 0 0 Z N"/>
        </draw:custom-shape>
        <draw:frame draw:style-name="gr9" draw:text-style-name="P6" draw:layer="layout" svg:width="2.873cm" svg:height="4.311cm" svg:x="10.779cm" svg:y="5.523cm">
          <draw:text-box>
            <text:p>/bin</text:p>
            <text:p>/sbin</text:p>
            <text:p>/include</text:p>
            <text:p><text:span text:style-name="T1">/</text:span><text:span text:style-name="T1">u</text:span><text:span text:style-name="T1">s</text:span><text:span text:style-name="T1">r</text:span></text:p>
            <text:p><text:span text:style-name="T1">.</text:span><text:span text:style-name="T1">.</text:span><text:span text:style-name="T1">.</text:span></text:p>
            <text:p>/lib</text:p>
            <text:p>/lib64</text:p>
          </draw:text-box>
        </draw:frame>
        <draw:frame draw:style-name="gr10" draw:text-style-name="P6" draw:layer="layout" svg:width="0.798cm" svg:height="1.141cm" svg:x="9.781cm" svg:y="5.016cm">
          <draw:text-box>
            <text:p>/</text:p>
          </draw:text-box>
        </draw:frame>
        <draw:line draw:style-name="gr11" draw:text-style-name="P5" draw:layer="layout" svg:x1="10.261cm" svg:y1="5.522cm" svg:x2="10.261cm" svg:y2="9.65cm">
          <text:p/>
        </draw:line>
        <draw:line draw:style-name="gr11" draw:text-style-name="P5" draw:layer="layout" svg:x1="10.261cm" svg:y1="5.84cm" svg:x2="10.896cm" svg:y2="5.84cm">
          <text:p/>
        </draw:line>
        <draw:line draw:style-name="gr11" draw:text-style-name="P5" draw:layer="layout" svg:x1="10.261cm" svg:y1="6.445cm" svg:x2="10.896cm" svg:y2="6.445cm">
          <text:p/>
        </draw:line>
        <draw:line draw:style-name="gr11" draw:text-style-name="P5" draw:layer="layout" svg:x1="10.262cm" svg:y1="7.045cm" svg:x2="10.897cm" svg:y2="7.045cm">
          <text:p/>
        </draw:line>
        <draw:line draw:style-name="gr11" draw:text-style-name="P5" draw:layer="layout" svg:x1="10.263cm" svg:y1="7.645cm" svg:x2="10.898cm" svg:y2="7.645cm">
          <text:p/>
        </draw:line>
        <draw:line draw:style-name="gr11" draw:text-style-name="P5" draw:layer="layout" svg:x1="10.264cm" svg:y1="8.845cm" svg:x2="10.899cm" svg:y2="8.845cm">
          <text:p/>
        </draw:line>
        <draw:line draw:style-name="gr11" draw:text-style-name="P5" draw:layer="layout" svg:x1="10.265cm" svg:y1="9.445cm" svg:x2="10.9cm" svg:y2="9.445cm">
          <text:p/>
        </draw:line>
        <draw:line draw:style-name="gr13" draw:text-style-name="P7" draw:layer="layout" svg:x1="4.51cm" svg:y1="9.332cm" svg:x2="5.145cm" svg:y2="9.332cm">
          <text:p/>
        </draw:line>
        <draw:line draw:style-name="gr14" draw:text-style-name="P4" draw:layer="layout" svg:x1="5.145cm" svg:y1="9.332cm" svg:x2="5.145cm" svg:y2="12.189cm">
          <text:p/>
        </draw:line>
        <draw:line draw:style-name="gr15" draw:text-style-name="P4" draw:layer="layout" svg:x1="6.415cm" svg:y1="12.188cm" svg:x2="5.145cm" svg:y2="12.189cm">
          <text:p/>
        </draw:line>
        <draw:frame draw:style-name="gr16" draw:text-style-name="P2" draw:layer="layout" svg:width="2.28cm" svg:height="0.831cm" svg:x="9.817cm" svg:y="4cm">
          <draw:text-box>
            <text:p>_base </text:p>
          </draw:text-box>
        </draw:frame>
        <dr3d:scene draw:style-name="gr17" svg:width="3.492cm" svg:height="1.587cm" svg:x="14.977cm" svg:y="17.58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 draw:layer="layout" svg:viewBox="0 -5000 2500 10000" svg:d="M0-5000h250 250 500 500 500 250 250v10000h-250-250-500-500-500-250-250z"/>
        </dr3d:scene>
        <dr3d:scene draw:style-name="gr17" svg:width="3.492cm" svg:height="1.587cm" svg:x="14.977cm" svg:y="19.49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 draw:layer="layout" svg:viewBox="0 -5000 2500 10000" svg:d="M0-5000h250 250 500 500 500 250 250v10000h-250-250-500-500-500-250-250z"/>
        </dr3d:scene>
        <draw:line draw:style-name="gr15" draw:text-style-name="P4" draw:layer="layout" svg:x1="14.67cm" svg:y1="18.222cm" svg:x2="9.272cm" svg:y2="18.223cm">
          <text:p/>
        </draw:line>
        <draw:line draw:style-name="gr15" draw:text-style-name="P4" draw:layer="layout" svg:x1="14.66cm" svg:y1="19.927cm" svg:x2="9.907cm" svg:y2="19.927cm">
          <text:p/>
        </draw:line>
        <draw:frame draw:style-name="gr19" draw:text-style-name="P8" xml:id="id1" draw:id="id1" draw:layer="layout" svg:width="5.08cm" svg:height="5.471cm" svg:x="9.425cm" svg:y="11.87cm">
          <draw:text-box>
            <text:p/>
            <text:p/>
            <text:p><text:s/><text:s/><text:s/><text:s/><text:s/><text:s/>/bin</text:p>
            <text:p><text:s/><text:s/><text:s/><text:s/><text:s/><text:s/>/sbin</text:p>
            <text:p><text:s/><text:s/><text:s/><text:s/><text:s/><text:s/>/include</text:p>
            <text:p><text:span text:style-name="T1"><text:s/></text:span><text:span text:style-name="T1"><text:s/></text:span><text:span text:style-name="T1"><text:s/></text:span><text:span text:style-name="T1"><text:s/></text:span><text:span text:style-name="T1"><text:s/></text:span><text:span text:style-name="T1"><text:s/></text:span><text:span text:style-name="T1">/</text:span><text:span text:style-name="T1">u</text:span><text:span text:style-name="T1">s</text:span><text:span text:style-name="T1">r</text:span></text:p>
            <text:p><text:span text:style-name="T1"><text:s/></text:span><text:span text:style-name="T1"><text:s/></text:span><text:span text:style-name="T1"><text:s/></text:span><text:span text:style-name="T1"><text:s/></text:span><text:span text:style-name="T1"><text:s/></text:span><text:span text:style-name="T1"><text:s/></text:span><text:span text:style-name="T1">.</text:span><text:span text:style-name="T1">.</text:span><text:span text:style-name="T1">.</text:span></text:p>
            <text:p><text:s/><text:s/><text:s/><text:s/><text:s/><text:s/>/lib</text:p>
            <text:p><text:s/><text:s/><text:s/><text:s/><text:s/><text:s/>/lib64</text:p>
          </draw:text-box>
        </draw:frame>
        <draw:line draw:style-name="gr11" draw:text-style-name="P5" draw:layer="layout" svg:x1="10.637cm" svg:y1="12.913cm" svg:x2="10.637cm" svg:y2="17.041cm">
          <text:p/>
        </draw:line>
        <draw:line draw:style-name="gr11" draw:text-style-name="P5" draw:layer="layout" svg:x1="10.637cm" svg:y1="13.231cm" svg:x2="11.272cm" svg:y2="13.231cm">
          <text:p/>
        </draw:line>
        <draw:line draw:style-name="gr11" draw:text-style-name="P5" draw:layer="layout" svg:x1="10.637cm" svg:y1="13.836cm" svg:x2="11.272cm" svg:y2="13.836cm">
          <text:p/>
        </draw:line>
        <draw:line draw:style-name="gr11" draw:text-style-name="P5" draw:layer="layout" svg:x1="10.638cm" svg:y1="14.436cm" svg:x2="11.273cm" svg:y2="14.436cm">
          <text:p/>
        </draw:line>
        <draw:line draw:style-name="gr11" draw:text-style-name="P5" draw:layer="layout" svg:x1="10.639cm" svg:y1="15.036cm" svg:x2="11.274cm" svg:y2="15.036cm">
          <text:p/>
        </draw:line>
        <draw:line draw:style-name="gr11" draw:text-style-name="P5" draw:layer="layout" svg:x1="10.64cm" svg:y1="16.236cm" svg:x2="11.275cm" svg:y2="16.236cm">
          <text:p/>
        </draw:line>
        <draw:line draw:style-name="gr11" draw:text-style-name="P5" draw:layer="layout" svg:x1="10.641cm" svg:y1="16.836cm" svg:x2="11.276cm" svg:y2="16.836cm">
          <text:p/>
        </draw:line>
        <draw:line draw:style-name="gr11" draw:text-style-name="P5" draw:layer="layout" svg:x1="10.637cm" svg:y1="12.913cm" svg:x2="10.637cm" svg:y2="17.041cm">
          <text:p/>
        </draw:line>
        <draw:line draw:style-name="gr11" draw:text-style-name="P5" draw:layer="layout" svg:x1="10.637cm" svg:y1="13.231cm" svg:x2="11.272cm" svg:y2="13.231cm">
          <text:p/>
        </draw:line>
        <draw:line draw:style-name="gr11" draw:text-style-name="P5" draw:layer="layout" svg:x1="10.637cm" svg:y1="13.836cm" svg:x2="11.272cm" svg:y2="13.836cm">
          <text:p/>
        </draw:line>
        <draw:line draw:style-name="gr11" draw:text-style-name="P5" draw:layer="layout" svg:x1="10.638cm" svg:y1="14.436cm" svg:x2="11.273cm" svg:y2="14.436cm">
          <text:p/>
        </draw:line>
        <draw:line draw:style-name="gr11" draw:text-style-name="P5" draw:layer="layout" svg:x1="10.639cm" svg:y1="15.036cm" svg:x2="11.274cm" svg:y2="15.036cm">
          <text:p/>
        </draw:line>
        <draw:line draw:style-name="gr11" draw:text-style-name="P5" draw:layer="layout" svg:x1="10.64cm" svg:y1="16.236cm" svg:x2="11.275cm" svg:y2="16.236cm">
          <text:p/>
        </draw:line>
        <draw:line draw:style-name="gr11" draw:text-style-name="P5" draw:layer="layout" svg:x1="10.641cm" svg:y1="16.836cm" svg:x2="11.276cm" svg:y2="16.836cm">
          <text:p/>
        </draw:line>
        <draw:frame draw:style-name="gr20" draw:text-style-name="P10" draw:layer="layout" svg:width="1.687cm" svg:height="0.831cm" svg:x="9.643cm" svg:y="12.189cm">
          <draw:text-box>
            <text:p text:style-name="P9">/usr</text:p>
          </draw:text-box>
        </draw:frame>
        <draw:frame draw:style-name="gr21" draw:text-style-name="P2" draw:layer="layout" svg:width="3.169cm" svg:height="0.831cm" svg:x="9.278cm" svg:y="10.384cm">
          <draw:text-box>
            <text:p>_stagedir</text:p>
          </draw:text-box>
        </draw:frame>
        <draw:frame draw:style-name="gr22" draw:text-style-name="P2" draw:layer="layout" svg:width="2.28cm" svg:height="1.411cm" svg:x="18.152cm" svg:y="17.587cm">
          <draw:text-box>
            <text:p>Upper </text:p>
            <text:p>dir</text:p>
          </draw:text-box>
        </draw:frame>
        <draw:frame draw:style-name="gr23" draw:text-style-name="P2" draw:layer="layout" svg:width="1.687cm" svg:height="1.411cm" svg:x="18.152cm" svg:y="19.684cm">
          <draw:text-box>
            <text:p>Work</text:p>
            <text:p>dir</text:p>
          </draw:text-box>
        </draw:frame>
        <draw:connector draw:style-name="gr24" draw:text-style-name="P11" xml:id="id2" draw:id="id2" draw:layer="layout" svg:x1="14.505cm" svg:y1="14.605cm" svg:x2="14.505cm" svg:y2="14.605cm" draw:start-shape="id1" draw:start-glue-point="1" draw:end-shape="id1" draw:end-glue-point="1" svg:d="M14505 14605z" svg:viewBox="0 0 1 1">
          <text:p/>
        </draw:connector>
        <draw:line draw:style-name="gr7" draw:text-style-name="P4" draw:layer="layout" svg:x1="7.367cm" svg:y1="12.507cm" svg:x2="9.907cm" svg:y2="12.507cm">
          <text:p/>
        </draw:line>
        <draw:frame draw:style-name="gr25" draw:text-style-name="P2" draw:layer="layout" svg:width="1.984cm" svg:height="1.411cm" svg:x="18.198cm" svg:y="10.208cm">
          <draw:text-box>
            <text:p>Lower</text:p>
            <text:p>dir</text:p>
          </draw:text-box>
        </draw:frame>
        <draw:custom-shape draw:style-name="gr26" draw:text-style-name="P11" draw:layer="layout" svg:width="5.08cm" svg:height="16.192cm" svg:x="14.987cm" svg:y="5.522cm">
          <text:p/>
          <draw:enhanced-geometry svg:viewBox="0 0 21600 21600" draw:type="rectangle" draw:enhanced-path="M 0 0 L 21600 0 21600 21600 0 21600 0 0 Z N"/>
        </draw:custom-shape>
        <draw:frame draw:style-name="gr21" draw:text-style-name="P2" draw:layer="layout" svg:width="3.169cm" svg:height="0.831cm" svg:x="12.447cm" svg:y="11.872cm">
          <draw:text-box>
            <text:p>/exts</text:p>
          </draw:text-box>
        </draw:frame>
        <draw:frame draw:style-name="gr27" draw:text-style-name="P2" draw:layer="layout" svg:width="4.121cm" svg:height="1.991cm" svg:x="15.946cm" svg:y="3.617cm">
          <draw:text-box>
            <text:p>Overlay </text:p>
            <text:p>Boot File System</text:p>
          </draw:text-box>
        </draw:frame>
        <draw:line draw:style-name="gr14" draw:text-style-name="P4" draw:layer="layout" svg:x1="4.51cm" svg:y1="6.792cm" svg:x2="7.367cm" svg:y2="6.792cm">
          <text:p/>
        </draw:line>
        <draw:line draw:style-name="gr14" draw:text-style-name="P4" draw:layer="layout" svg:x1="7.367cm" svg:y1="5.204cm" svg:x2="7.368cm" svg:y2="6.792cm">
          <text:p/>
        </draw:line>
        <draw:line draw:style-name="gr14" draw:text-style-name="P4" draw:layer="layout" svg:x1="7.368cm" svg:y1="5.369cm" svg:x2="9.907cm" svg:y2="5.369cm">
          <text:p/>
        </draw:line>
        <draw:frame draw:style-name="gr28" draw:text-style-name="P2" draw:layer="layout" svg:width="3.169cm" svg:height="1.411cm" svg:x="12.765cm" svg:y="3.617cm">
          <draw:text-box>
            <text:p>/libs + /apps</text:p>
          </draw:text-box>
        </draw:frame>
        <draw:line draw:style-name="gr13" draw:text-style-name="P12" draw:layer="layout" svg:x1="17.527cm" svg:y1="21.714cm" svg:x2="17.527cm" svg:y2="23.302cm">
          <text:p/>
        </draw:line>
        <draw:line draw:style-name="gr14" draw:text-style-name="P4" draw:layer="layout" svg:x1="3.557cm" svg:y1="23.302cm" svg:x2="17.527cm" svg:y2="23.302cm">
          <text:p/>
        </draw:line>
        <draw:line draw:style-name="gr15" draw:text-style-name="P4" draw:layer="layout" svg:x1="3.557cm" svg:y1="11.237cm" svg:x2="3.557cm" svg:y2="23.302cm">
          <text:p/>
        </draw:line>
        <draw:frame draw:style-name="gr29" draw:text-style-name="P13" draw:layer="layout" svg:width="18.408cm" svg:height="1.27cm" svg:x="2.182cm" svg:y="23.319cm">
          <draw:text-box>
            <text:p><text:span text:style-name="T2">mount -t </text:span><text:span text:style-name="T2">overlay </text:span><text:span text:style-name="T2">-o </text:span><text:span text:style-name="T2">lowerdir</text:span><text:span text:style-name="T2">=/</text:span><text:span text:style-name="T3">disk</text:span><text:span text:style-name="T2">:/</text:span><text:span text:style-name="T2">mnt/usr,</text:span><text:span text:style-name="T2">upperdir</text:span><text:span text:style-name="T2">=/mnt/up</text:span><text:span text:style-name="T2">,workdir</text:span><text:span text:style-name="T2">=/mnt/wo</text:span><text:span text:style-name="T2">rk </text:span><text:span text:style-name="T2">overlay </text:span><text:span text:style-name="T2">/ovr </text:span></text:p>
          </draw:text-box>
        </draw:frame>
        <draw:line draw:style-name="gr30" draw:text-style-name="P11" draw:layer="layout" svg:x1="1.317cm" svg:y1="4.81cm" svg:x2="1.867cm" svg:y2="3.759cm">
          <text:p/>
        </draw:line>
        <draw:frame draw:style-name="gr28" draw:text-style-name="P2" draw:layer="layout" svg:width="1.687cm" svg:height="1.411cm" svg:x="0.768cm" svg:y="4.91cm">
          <draw:text-box>
            <text:p>(1) </text:p>
            <text:p>boot</text:p>
          </draw:text-box>
        </draw:frame>
        <draw:line draw:style-name="gr30" draw:text-style-name="P11" draw:layer="layout" svg:x1="2.355cm" svg:y1="12.036cm" svg:x2="3.222cm" svg:y2="10.842cm">
          <text:p/>
        </draw:line>
        <draw:frame draw:style-name="gr31" draw:text-style-name="P2" draw:layer="layout" svg:width="2.626cm" svg:height="1.967cm" svg:x="1.231cm" svg:y="11.415cm">
          <draw:text-box>
            <text:p>(2) </text:p>
            <text:p>chroot</text:p>
          </draw:text-box>
        </draw:frame>
        <dr3d:scene draw:style-name="gr17" xml:id="id3" draw:id="id3" svg:width="3.492cm" svg:height="1.587cm" svg:x="14.97cm" svg:y="10.20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 draw:layer="layout" svg:viewBox="0 -5000 2500 10000" svg:d="M0-5000h250 250 500 500 500 250 250v10000h-250-250-500-500-500-250-250z"/>
        </dr3d:scene>
        <draw:connector draw:style-name="gr32" draw:text-style-name="P11" draw:layer="layout" draw:line-skew="0.183cm" svg:x1="14.505cm" svg:y1="14.605cm" svg:x2="16.716cm" svg:y2="11.794cm" draw:start-shape="id2" draw:start-glue-point="0" draw:end-shape="id3" draw:end-glue-point="2" svg:d="M14505 14605v-1223h2211v-1588" svg:viewBox="0 0 2212 2812">
          <text:p/>
        </draw:connector>
        <draw:connector draw:style-name="gr33" draw:text-style-name="P11" draw:layer="layout" svg:x1="14.389cm" svg:y1="7.427cm" svg:x2="16.716cm" svg:y2="10.207cm" draw:start-shape="id4" draw:start-glue-point="1" draw:end-shape="id3" draw:end-glue-point="0" svg:d="M14389 7427h2327v2780" svg:viewBox="0 0 2328 2781">
          <text:p/>
        </draw:connector>
      </draw:page>
      <draw:page draw:name="page2" draw:style-name="dp1" draw:master-page-name="Default">
        <draw:g>
          <draw:frame draw:style-name="gr34" draw:text-style-name="P7" draw:layer="layout" svg:width="1.645cm" svg:height="1.27cm" svg:x="8.245cm" svg:y="1.635cm">
            <draw:image xlink:href="Pictures/10000001000000CE0000009F65746F28F61C2811.png" xlink:type="simple" xlink:show="embed" xlink:actuate="onLoad" draw:mime-type="image/png">
              <text:p/>
            </draw:image>
          </draw:frame>
          <draw:line draw:style-name="gr35" draw:text-style-name="P7" draw:layer="layout" svg:x1="5.763cm" svg:y1="2.27cm" svg:x2="7.985cm" svg:y2="2.27cm">
            <text:p/>
          </draw:line>
          <draw:line draw:style-name="gr35" draw:text-style-name="P7" draw:layer="layout" svg:x1="10.207cm" svg:y1="2.27cm" svg:x2="13.065cm" svg:y2="2.27cm">
            <text:p/>
          </draw:line>
          <draw:frame draw:style-name="gr34" draw:text-style-name="P7" draw:layer="layout" svg:width="1.27cm" svg:height="0.944cm" svg:x="13.065cm" svg:y="1.952cm">
            <draw:image xlink:href="Pictures/1000000100000248000001B2B5B928BDD4F213D5.png" xlink:type="simple" xlink:show="embed" xlink:actuate="onLoad" draw:mime-type="image/png">
              <text:p/>
            </draw:image>
          </draw:frame>
          <draw:frame draw:style-name="gr21" draw:text-style-name="P14" draw:layer="layout" svg:width="3.175cm" svg:height="1.073cm" svg:x="9.572cm" svg:y="1.197cm">
            <draw:text-box>
              <text:p>Home </text:p>
              <text:p>Gateway</text:p>
            </draw:text-box>
          </draw:frame>
          <draw:frame draw:style-name="gr36" draw:text-style-name="P14" draw:layer="layout" svg:width="2.54cm" svg:height="1.149cm" svg:x="14.335cm" svg:y="2.073cm">
            <draw:text-box>
              <text:p>Ubuntu PC</text:p>
            </draw:text-box>
          </draw:frame>
          <draw:custom-shape draw:style-name="gr37" draw:text-style-name="P7" draw:layer="layout" svg:width="1.905cm" svg:height="1.588cm" svg:x="8.937cm" svg:y="7.349cm">
            <text:p text:style-name="P7"/>
            <text:p text:style-name="P7">wlan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draw:layer="layout" svg:width="1.905cm" svg:height="1.588cm" svg:x="12.747cm" svg:y="7.35cm">
            <text:p text:style-name="P7">br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6" draw:layer="layout" svg:width="1.905cm" svg:height="1.588cm" svg:x="16.24cm" svg:y="3.857cm">
            <text:p text:style-name="P7"/>
            <text:p text:style-name="P7">wlanap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6" draw:layer="layout" svg:width="1.905cm" svg:height="1.588cm" svg:x="16.239cm" svg:y="6.079cm">
            <text:p text:style-name="P7"/>
            <text:p text:style-name="P7">wlan24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6" draw:layer="layout" svg:width="1.905cm" svg:height="1.588cm" svg:x="16.239cm" svg:y="8.302cm">
            <text:p text:style-name="P7">tap0</text:p>
            <text:p text:style-name="P7">(V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6" draw:layer="layout" svg:width="1.905cm" svg:height="1.588cm" svg:x="16.24cm" svg:y="11.16cm">
            <text:p text:style-name="P7">tapN</text:p>
            <text:p text:style-name="P7">(VM)</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14" draw:layer="layout" svg:width="0.714cm" svg:height="1.073cm" svg:x="16.875cm" svg:y="10.087cm">
            <draw:text-box>
              <text:p>.</text:p>
              <text:p>.</text:p>
            </draw:text-box>
          </draw:frame>
          <draw:custom-shape draw:style-name="gr41" draw:text-style-name="P17" draw:layer="layout" svg:width="4.127cm" svg:height="1.905cm" svg:x="1.635cm" svg:y="1.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2" draw:text-style-name="P14" draw:layer="layout" svg:width="2.854cm" svg:height="0.795cm" svg:x="2.587cm" svg:y="2.11cm">
            <draw:text-box>
              <text:p>Internet</text:p>
            </draw:text-box>
          </draw:frame>
          <draw:custom-shape draw:style-name="gr43" draw:text-style-name="P4" draw:layer="layout" svg:width="11.113cm" svg:height="9.525cm" svg:x="8.302cm" svg:y="3.54cm">
            <text:p/>
            <draw:enhanced-geometry svg:viewBox="0 0 21600 21600" draw:type="rectangle" draw:enhanced-path="M 0 0 L 21600 0 21600 21600 0 21600 0 0 Z N"/>
          </draw:custom-shape>
          <draw:custom-shape draw:style-name="gr44" draw:text-style-name="P4" draw:layer="layout" svg:width="6.667cm" svg:height="8.89cm" svg:x="12.43cm" svg:y="3.8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 draw:text-style-name="P7" draw:layer="layout" svg:x1="6.615cm" svg:y1="8.102cm" svg:x2="8.837cm" svg:y2="8.102cm">
            <text:p/>
          </draw:line>
          <draw:line draw:style-name="gr35" draw:text-style-name="P7" draw:layer="layout" svg:x1="10.815cm" svg:y1="8.102cm" svg:x2="12.43cm" svg:y2="8.102cm">
            <text:p/>
          </draw:line>
          <draw:line draw:style-name="gr35" draw:text-style-name="P7" draw:layer="layout" svg:x1="14.335cm" svg:y1="7.35cm" svg:x2="16.24cm" svg:y2="5.127cm">
            <text:p/>
          </draw:line>
          <draw:line draw:style-name="gr35" draw:text-style-name="P7" draw:layer="layout" svg:x1="14.652cm" svg:y1="7.667cm" svg:x2="16.327cm" svg:y2="6.955cm">
            <text:p/>
          </draw:line>
          <draw:line draw:style-name="gr35" draw:text-style-name="P7" draw:layer="layout" svg:x1="14.652cm" svg:y1="8.302cm" svg:x2="16.24cm" svg:y2="8.937cm">
            <text:p/>
          </draw:line>
          <draw:line draw:style-name="gr35" draw:text-style-name="P7" draw:layer="layout" svg:x1="14.335cm" svg:y1="8.937cm" svg:x2="16.24cm" svg:y2="11.477cm">
            <text:p/>
          </draw:line>
          <draw:frame draw:style-name="gr45" draw:text-style-name="P14" draw:layer="layout" svg:width="1.349cm" svg:height="0.662cm" svg:x="12.668cm" svg:y="4.175cm">
            <draw:text-box>
              <text:p>LAN </text:p>
            </draw:text-box>
          </draw:frame>
          <draw:frame draw:style-name="gr46" draw:text-style-name="P14" draw:layer="layout" svg:width="1.137cm" svg:height="0.98cm" svg:x="9.255cm" svg:y="6.397cm">
            <draw:text-box>
              <text:p>WAN</text:p>
            </draw:text-box>
          </draw:frame>
          <draw:line draw:style-name="gr47" draw:text-style-name="P7" draw:layer="layout" svg:x1="13.7cm" svg:y1="3.54cm" svg:x2="13.7cm" svg:y2="2.905cm">
            <text:p/>
          </draw:line>
          <draw:frame draw:style-name="gr34" draw:text-style-name="P7" draw:layer="layout" svg:width="1.27cm" svg:height="1.327cm" svg:x="9.572cm" svg:y="6.715cm">
            <draw:image xlink:href="Pictures/10000001000000590000005DA29B96B2AAEA2942.png" xlink:type="simple" xlink:show="embed" xlink:actuate="onLoad" draw:mime-type="image/png">
              <text:p/>
            </draw:image>
          </draw:frame>
          <draw:frame draw:style-name="gr34" draw:text-style-name="P7" draw:layer="layout" svg:width="1.27cm" svg:height="1.327cm" svg:x="16.875cm" svg:y="3.222cm">
            <draw:image xlink:href="Pictures/10000001000000590000005DA29B96B2AAEA2942.png" xlink:type="simple" xlink:show="embed" xlink:actuate="onLoad" draw:mime-type="image/png">
              <text:p/>
            </draw:image>
          </draw:frame>
          <draw:frame draw:style-name="gr34" draw:text-style-name="P7" draw:layer="layout" svg:width="0.741cm" svg:height="1.019cm" svg:x="16.769cm" svg:y="5.696cm">
            <draw:image xlink:href="Pictures/100000010000009E000000D9F0B7DF3A56E8CDAF.png" xlink:type="simple" xlink:show="embed" xlink:actuate="onLoad" draw:mime-type="image/png">
              <text:p/>
            </draw:image>
          </draw:fram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 Mono2" svg:font-family="'DejaVu Sans Mono'" style:font-adornments="Book"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_20_large" draw:display-name="Arrow large" svg:viewBox="0 0 20 40" svg:d="M0 40l10-40 10 40z"/>
    <draw:marker draw:name="Arrow_20_short" draw:display-name="Arrow short" svg:viewBox="0 7 20 13" svg:d="M0 20l10-13 10 13z"/>
    <draw:marker draw:name="Arrowheads_20_2" draw:display-name="Arrowheads 2" svg:viewBox="0 0 20 20" svg:d="M0 20l10-20 10 20z"/>
    <draw:marker draw:name="Arrowheads_20_3" draw:display-name="Arrowheads 3" svg:viewBox="0 0 20 20" svg:d="M0 20l10-20 10 20z"/>
    <draw:marker draw:name="Arrowheads_20_5" draw:display-name="Arrowheads 5"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000000" draw:marker-start="Arrow_20_large" draw:marker-start-width="0.203cm" draw:marker-start-center="false" draw:marker-end="Arrow_20_large" draw:marker-end-width="0.203cm" draw:marker-end-center="false" draw:fill="solid" draw:fill-color="#ffa500" draw:textarea-horizontal-align="justify"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Mono2" fo:font-family="'DejaVu Sans Mono'" style:font-style-name="Book" style:font-family-generic="modern" style:font-pitch="fixed" fo:font-size="10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_20_Dot_20_4" svg:stroke-color="#bf0041" draw:marker-start-width="0.508cm" draw:marker-start-center="true" draw:marker-end-width="0.508cm" draw:marker-end-center="true"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0.99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05T14:43:19.256311856</meta:creation-date>
    <meta:editing-duration>PT27M44S</meta:editing-duration>
    <meta:editing-cycles>8</meta:editing-cycles>
    <meta:generator>LibreOffice/7.3.7.2$Linux_X86_64 LibreOffice_project/30$Build-2</meta:generator>
    <dc:date>2023-02-11T11:41:36.846496458</dc:date>
    <meta:document-statistic meta:object-count="110"/>
  </office:meta>
</office:document-meta>
</file>